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800000001B05CF5BCA4A5ACF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P1" style:family="paragraph" style:parent-style-name="Standard" style:master-page-name="Page10.9666666666666674.791666666666667Master">
      <style:paragraph-properties style:page-number="auto" fo:break-before="page"/>
    </style:style>
    <style:style style:name="P2" style:family="paragraph" style:parent-style-name="boxSans13.00.00.00">
      <style:text-properties fo:font-size="10pt" style:font-size-asian="10pt" style:font-size-complex="10pt"/>
    </style:style>
    <style:style style:name="P3" style:family="paragraph" style:parent-style-name="boxSans14.00.00.00">
      <style:text-properties fo:font-size="10pt" style:font-size-asian="10pt" style:font-size-complex="10pt"/>
    </style:style>
    <style:style style:name="P4" style:family="paragraph" style:parent-style-name="boxSans15.00.00.00">
      <style:text-properties fo:font-size="10pt" style:font-size-asian="10pt" style:font-size-complex="10pt"/>
    </style:style>
    <style:style style:name="fr1" style:family="graphic" style:parent-style-name="FrameStyle">
      <style:graphic-properties style:vertical-pos="from-top" style:vertical-rel="paragraph-content" style:horizontal-pos="from-left" style:horizontal-rel="paragraph-content"/>
    </style:style>
    <style:style style:name="fr2" style:family="graphic" style:parent-style-name="Photo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paragraph" svg:x="0.275cm" svg:y="0.36cm" svg:width="7.789cm" svg:height="1.376cm" draw:z-index="0"><draw:text-box><text:p text:style-name="boxSans16.00.00.00">ФИНАНСЫ ШТАТОВ И МЕСТНЫХ ОРГАНОВ</text:p></draw:text-box></draw:frame><draw:frame draw:style-name="fr1" draw:name="Врезка2" text:anchor-type="paragraph" svg:x="14.478cm" svg:y="0.487cm" svg:width="13.293cm" svg:height="5.906cm" draw:z-index="1"><draw:text-box><text:p text:style-name="P2">Рис. 5-8 содержит обобщенные данные и не дает представления о бюджетах отдельных штатов. Различные штаты отличаются друг от друга по типам применяемых налогов, Так, хотя личный подоходный налог и служит основным источником налоговых поступлений для всех штатов, вместе взятых, шесть штатов вообще не взимают личный подоходный налог Более того, в разных штатах наблюдаются большие различия в величине взимаемых налогов и выплат.</text:p></draw:text-box></draw:frame><draw:frame draw:style-name="fr2" draw:name="Изображение1" text:anchor-type="paragraph" svg:x="8.382cm" svg:y="1.164cm" svg:width="2.709cm" svg:height="0.572cm" draw:z-index="2"><draw:image xlink:href="Pictures/10000000000000800000001B05CF5BCA4A5ACFE8.png" xlink:type="simple" xlink:show="embed" xlink:actuate="onLoad" draw:mime-type="image/png"/></draw:frame><draw:frame draw:style-name="fr1" draw:name="Врезка3" text:anchor-type="paragraph" svg:x="0.085cm" svg:y="2.794cm" svg:width="13.293cm" svg:height="5.927cm" draw:z-index="3"><draw:text-box><text:p text:style-name="P4">Отметим, взглянув на рис. 5-8, что основными источниками налоговых поступлений на уровне штата служат налоги с продаж и акцизы, которые составляют около 49% всех налоговых сборов. Второй важнейший источник налоговых поступлений штатов — это личный подоходный налог, который здесь взимается по куда более умеренной ставке, чем на федеральном уровне. Налоги на прибыль корпораций, на имущество, на наследство, различные лицензионные и регистрапионные сборы составля</text:p></draw:text-box></draw:frame><draw:frame draw:style-name="fr1" draw:name="Врезка4" text:anchor-type="paragraph" svg:x="14.478cm" svg:y="6.477cm" svg:width="13.208cm" svg:height="5.482cm" draw:z-index="4"><draw:text-box><text:p text:style-name="P3">Рис. 5-9 содержит данные о поступлениях и расходах всех местных органов власти, включая не только крупные и мелкие города, но и районы, муниципалитеты, поселки и школьные округа. Выделяются один источник поступлений и одно их использование: большая часть доходов местных правительств проистекает из налога на имущество. А поступления в местные бюджеты расходуются в основном на образование.</text:p></draw:text-box></draw:frame><draw:frame draw:style-name="fr1" draw:name="Врезка5" text:anchor-type="paragraph" svg:x="0.085cm" svg:y="8.721cm" svg:width="13.293cm" svg:height="3.154cm" draw:z-index="5"><draw:text-box><text:p text:style-name="P3">ют оставшуюся часть налоговых поступлений. Расходы правительств штатов направляются главным образом на: 1) социальное обеспечение; 2) образование; 3) здравоохранение и содержание больниц; 4) строительство и эксплуатацию дорог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xSans16.00.00.00" style:family="paragraph">
      <style:paragraph-properties style:line-spacing="0cm" fo:text-align="start" style:justify-single-word="false"/>
      <style:text-properties style:font-name="Sans" fo:font-family="Sans" fo:font-size="16pt" fo:letter-spacing="normal" fo:font-style="normal" fo:font-weight="normal"/>
    </style:style>
    <style:style style:name="boxSans13.00.00.00" style:family="paragraph">
      <style:paragraph-properties style:line-spacing="0cm" fo:text-align="start" style:justify-single-word="false"/>
      <style:text-properties style:font-name="Sans" fo:font-family="Sans" fo:font-size="13pt" fo:letter-spacing="normal" fo:font-style="normal" fo:font-weight="normal"/>
    </style:style>
    <style:style style:name="boxSans15.00.00.00" style:family="paragraph">
      <style:paragraph-properties style:line-spacing="0cm" fo:text-align="start" style:justify-single-word="false"/>
      <style:text-properties style:font-name="Sans" fo:font-family="Sans" fo:font-size="15pt" fo:letter-spacing="normal" fo:font-style="normal" fo:font-weight="normal"/>
    </style:style>
    <style:style style:name="boxSans14.00.00.00" style:family="paragraph">
      <style:paragraph-properties style:line-spacing="0cm" fo:text-align="start" style:justify-single-word="false"/>
      <style:text-properties style:font-name="Sans" fo:font-family="Sans" fo:font-size="14pt" fo:letter-spacing="normal" fo:font-style="normal" fo:font-weight="normal"/>
    </style:style>
    <style:style style:name="Frame_20_contents" style:display-name="Frame contents" style:family="paragraph" style:parent-style-name="Standard" style:class="extra"/>
    <style:style style:name="Photo" style:family="graphic">
      <style:graphic-properties draw:fill="none"/>
    </style:style>
    <style:style style:name="FrameStyle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10.9666666666666674.791666666666667Master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8T18:27:04.952170622</dc:date>
    <meta:editing-duration>PT33S</meta:editing-duration>
    <meta:editing-cycles>1</meta:editing-cycles>
    <meta:document-statistic meta:table-count="0" meta:image-count="1" meta:object-count="0" meta:page-count="1" meta:paragraph-count="5" meta:word-count="210" meta:character-count="1537" meta:non-whitespace-character-count="1331"/>
  </office:meta>
</office:document-meta>
</file>